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343cm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4" style:family="graphic" style:parent-style-name="standard">
      <style:graphic-properties draw:textarea-horizontal-align="justify" draw:textarea-vertical-align="middle" draw:auto-grow-height="false" fo:min-height="0.39cm" fo:min-width="3.008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1.306cm"/>
    </style:style>
    <style:style style:name="gr7" style:family="graphic" style:parent-style-name="standard">
      <style:graphic-properties draw:stroke="none" svg:stroke-color="#000000" draw:fill="none" draw:fill-color="#ffffff" fo:min-height="3.30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10" style:family="graphic" style:parent-style-name="standard">
      <style:graphic-properties draw:textarea-horizontal-align="justify" draw:textarea-vertical-align="middle" draw:auto-grow-height="false" fo:min-height="1.084cm" fo:min-width="0.834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13" style:family="graphic" style:parent-style-name="standard">
      <style:graphic-properties draw:textarea-horizontal-align="justify" draw:textarea-vertical-align="middle" draw:auto-grow-height="false" fo:min-height="1.084cm" fo:min-width="0.898cm"/>
    </style:style>
    <style:style style:name="gr14" style:family="graphic" style:parent-style-name="standard">
      <style:graphic-properties draw:textarea-horizontal-align="justify" draw:textarea-vertical-align="middle" draw:auto-grow-height="false" fo:min-height="1.148cm" fo:min-width="0.8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397cm" svg:x="1cm" svg:y="1.50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683cm" svg:height="3.429cm" svg:x="5.572cm" svg:y="3.159cm">
          <text:p text:style-name="P1"><text:span text:style-name="T1">Is there a value</text:span></text:p>
          <text:p text:style-name="P1"><text:span text:style-name="T1">for read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3" draw:id="id23" draw:layer="layout" svg:width="4.318cm" svg:height="1.27cm" svg:x="1.127cm" svg:y="25.003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5.572cm" svg:height="1.016cm" svg:x="8.747cm" svg:y="1.508cm">
          <text:p text:style-name="P1"><text:span text:style-name="T1">readFi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.286cm" svg:height="1.016cm" svg:x="9.382cm" svg:y="4.175cm">
          <draw:text-box>
            <text:p text:style-name="P3"><text:span text:style-name="T2">True</text:span></text:p>
          </draw:text-box>
        </draw:frame>
        <draw:frame draw:style-name="gr6" draw:text-style-name="P5" draw:layer="layout" svg:width="2.54cm" svg:height="1.556cm" svg:x="-6.366cm" svg:y="25.384cm">
          <draw:text-box>
            <text:p text:style-name="P1"><text:span text:style-name="T1">Program</text:span></text:p>
          </draw:text-box>
        </draw:frame>
        <draw:frame draw:style-name="gr7" draw:text-style-name="P6" draw:layer="layout" svg:width="5.207cm" svg:height="3.556cm" svg:x="14.589cm" svg:y="24.241cm">
          <draw:text-box>
            <text:p text:style-name="P1"><text:span text:style-name="T1">Shelby Jordan</text:span></text:p>
            <text:p text:style-name="P1"><text:span text:style-name="T1">Project 15 flowchart For main function</text:span></text:p>
          </draw:text-box>
        </draw:frame>
        <draw:connector draw:style-name="gr8" draw:text-style-name="P7" draw:layer="layout" draw:line-skew="-0.516cm -1.01cm" svg:x1="5.191cm" svg:y1="2.207cm" svg:x2="9.443cm" svg:y2="2.016cm" draw:start-shape="id1" draw:start-glue-point="10" draw:end-shape="id2" draw:end-glue-point="9" svg:d="M5191 2207h1262v-191h2990" svg:viewBox="0 0 4253 192">
          <text:p/>
        </draw:connector>
        <draw:custom-shape draw:style-name="gr9" draw:text-style-name="P2" xml:id="id3" draw:id="id3" draw:layer="layout" svg:width="3.937cm" svg:height="1.143cm" svg:x="16.653cm" svg:y="1.508cm">
          <text:p text:style-name="P1"><text:span text:style-name="T1">conversionFile =</text:span></text:p>
          <text:p text:style-name="P1"><text:span text:style-name="T1">open lettergrade.tx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3.937cm" svg:height="1.143cm" svg:x="16.621cm" svg:y="3.54cm">
          <text:p text:style-name="P1"><text:span text:style-name="T1">countA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937cm" svg:height="1.143cm" svg:x="16.621cm" svg:y="11.795cm">
          <text:p text:style-name="P1"><text:span text:style-name="T1">countF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3.937cm" svg:height="1.143cm" svg:x="16.621cm" svg:y="9.763cm">
          <text:p text:style-name="P1"><text:span text:style-name="T1">countD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3.937cm" svg:height="1.143cm" svg:x="16.653cm" svg:y="7.731cm">
          <text:p text:style-name="P1"><text:span text:style-name="T1">countC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3.937cm" svg:height="1.143cm" svg:x="16.621cm" svg:y="5.699cm">
          <text:p text:style-name="P1"><text:span text:style-name="T1">countB = 0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-0.629cm" svg:x1="13.623cm" svg:y1="2.016cm" svg:x2="16.653cm" svg:y2="2.079cm" draw:start-shape="id2" draw:start-glue-point="6" draw:end-shape="id3" draw:end-glue-point="3" svg:d="M13623 2016v381h1863v-318h1167" svg:viewBox="0 0 3031 382">
          <text:p/>
        </draw:connector>
        <draw:connector draw:style-name="gr8" draw:text-style-name="P7" draw:layer="layout" svg:x1="18.621cm" svg:y1="2.651cm" svg:x2="18.589cm" svg:y2="3.54cm" draw:start-shape="id3" draw:start-glue-point="2" draw:end-shape="id4" draw:end-glue-point="0" svg:d="M18621 2651v444h-32v445" svg:viewBox="0 0 33 890">
          <text:p/>
        </draw:connector>
        <draw:connector draw:style-name="gr8" draw:text-style-name="P7" draw:layer="layout" svg:x1="18.589cm" svg:y1="4.683cm" svg:x2="18.589cm" svg:y2="5.699cm" draw:start-shape="id4" draw:start-glue-point="2" draw:end-shape="id5" draw:end-glue-point="0" svg:d="M18589 4683v1016" svg:viewBox="0 0 1 1017">
          <text:p/>
        </draw:connector>
        <draw:connector draw:style-name="gr8" draw:text-style-name="P7" draw:layer="layout" svg:x1="18.589cm" svg:y1="6.842cm" svg:x2="18.621cm" svg:y2="7.731cm" draw:start-shape="id5" draw:start-glue-point="2" draw:end-shape="id6" draw:end-glue-point="0" svg:d="M18589 6842v444h32v445" svg:viewBox="0 0 33 890">
          <text:p/>
        </draw:connector>
        <draw:connector draw:style-name="gr8" draw:text-style-name="P7" draw:layer="layout" svg:x1="18.621cm" svg:y1="8.874cm" svg:x2="18.589cm" svg:y2="9.763cm" draw:start-shape="id6" draw:start-glue-point="2" draw:end-shape="id7" draw:end-glue-point="0" svg:d="M18621 8874v444h-32v445" svg:viewBox="0 0 33 890">
          <text:p/>
        </draw:connector>
        <draw:connector draw:style-name="gr8" draw:text-style-name="P7" draw:layer="layout" svg:x1="18.589cm" svg:y1="10.906cm" svg:x2="18.589cm" svg:y2="11.795cm" draw:start-shape="id7" draw:start-glue-point="2" draw:end-shape="id8" draw:end-glue-point="0" svg:d="M18589 10906v889" svg:viewBox="0 0 1 890">
          <text:p/>
        </draw:connector>
        <draw:connector draw:style-name="gr8" draw:text-style-name="P7" draw:layer="layout" draw:line-skew="2.667cm 0.501cm" svg:x1="16.621cm" svg:y1="12.366cm" svg:x2="7.413cm" svg:y2="3.159cm" draw:start-shape="id8" draw:start-glue-point="3" draw:end-shape="id9" draw:end-glue-point="4" svg:d="M16621 12366h-1016v-9208h-8192v1" svg:viewBox="0 0 9209 9209">
          <text:p/>
        </draw:connector>
        <draw:custom-shape draw:style-name="gr9" draw:text-style-name="P2" xml:id="id10" draw:id="id10" draw:layer="layout" svg:width="3.937cm" svg:height="1.143cm" svg:x="10.271cm" svg:y="5.699cm">
          <text:p text:style-name="P1"><text:span text:style-name="T1">amount = int(value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3.937cm" svg:height="1.143cm" svg:x="1.127cm" svg:y="5.699cm">
          <text:p text:style-name="P1"><text:span text:style-name="T1">write counters to</text:span></text:p>
          <text:p text:style-name="P1"><text:span text:style-name="T1">conversion file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9.255cm" svg:y1="4.874cm" svg:x2="12.239cm" svg:y2="5.699cm" draw:start-shape="id9" draw:start-glue-point="7" draw:end-shape="id10" draw:end-glue-point="0" svg:d="M9255 4874h2984v825" svg:viewBox="0 0 2985 826">
          <text:p/>
        </draw:connector>
        <draw:connector draw:style-name="gr8" draw:text-style-name="P7" draw:layer="layout" svg:x1="5.572cm" svg:y1="4.874cm" svg:x2="3.095cm" svg:y2="5.699cm" draw:start-shape="id9" draw:start-glue-point="5" draw:end-shape="id11" svg:d="M5572 4874h-2477v825" svg:viewBox="0 0 2478 826">
          <text:p/>
        </draw:connector>
        <draw:custom-shape draw:style-name="gr10" draw:text-style-name="P2" xml:id="id12" draw:id="id12" draw:layer="layout" svg:width="2.667cm" svg:height="2.667cm" svg:x="6.08cm" svg:y="7.477cm">
          <text:p text:style-name="P1"><text:span text:style-name="T1">Is amount</text:span></text:p>
          <text:p text:style-name="P1"><text:span text:style-name="T1"><text:s/></text:span><text:span text:style-name="T1">&gt;=9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2.239cm" svg:y1="6.842cm" svg:x2="7.414cm" svg:y2="7.477cm" draw:start-shape="id10" draw:start-glue-point="2" draw:end-shape="id12" draw:end-glue-point="4" svg:d="M12239 6842v500h-2730v-367h-2095v502" svg:viewBox="0 0 4826 636">
          <text:p/>
        </draw:connector>
        <draw:frame draw:style-name="gr5" draw:text-style-name="P4" draw:layer="layout" svg:width="2.286cm" svg:height="1.016cm" svg:x="3.413cm" svg:y="4.175cm">
          <draw:text-box>
            <text:p text:style-name="P3"><text:span text:style-name="T2">False</text:span></text:p>
          </draw:text-box>
        </draw:frame>
        <draw:frame draw:style-name="gr11" draw:text-style-name="P4" draw:layer="layout" svg:width="2.286cm" svg:height="0.889cm" svg:x="9.382cm" svg:y="8.239cm">
          <draw:text-box>
            <text:p text:style-name="P3"><text:span text:style-name="T2">True</text:span></text:p>
          </draw:text-box>
        </draw:frame>
        <draw:custom-shape draw:style-name="gr9" draw:text-style-name="P2" xml:id="id13" draw:id="id13" draw:layer="layout" svg:width="3.937cm" svg:height="1.143cm" svg:x="10.525cm" svg:y="9.763cm">
          <text:p text:style-name="P1"><text:span text:style-name="T1">countA = countA</text:span></text:p>
          <text:p text:style-name="P1"><text:span text:style-name="T1">+ 1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8.747cm" svg:y1="8.811cm" svg:x2="12.493cm" svg:y2="9.763cm" draw:start-shape="id12" draw:start-glue-point="7" draw:end-shape="id13" draw:end-glue-point="0" svg:d="M8747 8811h3746v952" svg:viewBox="0 0 3747 953">
          <text:p/>
        </draw:connector>
        <draw:custom-shape draw:style-name="gr10" draw:text-style-name="P2" xml:id="id14" draw:id="id14" draw:layer="layout" svg:width="2.667cm" svg:height="2.667cm" svg:x="6.08cm" svg:y="11.541cm">
          <text:p text:style-name="P1"><text:span text:style-name="T1">Is amount</text:span></text:p>
          <text:p text:style-name="P1"><text:span text:style-name="T1"><text:s/></text:span><text:span text:style-name="T1">&gt;=8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line-skew="0cm 0.502cm" svg:x1="14.462cm" svg:y1="10.334cm" svg:x2="7.413cm" svg:y2="3.159cm" draw:start-shape="id13" draw:start-glue-point="1" draw:end-shape="id9" draw:end-glue-point="4" svg:d="M14462 10334h500v-7175h-7549" svg:viewBox="0 0 7550 7176">
          <text:p/>
        </draw:connector>
        <draw:custom-shape draw:style-name="gr12" draw:text-style-name="P2" draw:layer="layout" svg:width="3.048cm" svg:height="2.794cm" svg:x="-4.969cm" svg:y="8.62cm">
          <text:p text:style-name="P1"><text:span text:style-name="T1">Is amount &gt;=</text:span></text:p>
          <text:p text:style-name="P1"><text:span text:style-name="T1">9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5" draw:id="id15" draw:layer="layout" svg:width="2.794cm" svg:height="2.667cm" svg:x="6.08cm" svg:y="15.605cm">
          <text:p text:style-name="P1"><text:span text:style-name="T1">Is amount</text:span></text:p>
          <text:p text:style-name="P1"><text:span text:style-name="T1"><text:s/></text:span><text:span text:style-name="T1">&gt;=7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6" draw:id="id16" draw:layer="layout" svg:width="2.667cm" svg:height="2.794cm" svg:x="6.08cm" svg:y="19.669cm">
          <text:p text:style-name="P1"><text:span text:style-name="T1">Is amount</text:span></text:p>
          <text:p text:style-name="P1"><text:span text:style-name="T1"><text:s/></text:span><text:span text:style-name="T1">&gt;=6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7" draw:id="id17" draw:layer="layout" svg:width="3.937cm" svg:height="1.143cm" svg:x="10.525cm" svg:y="12.938cm">
          <text:p text:style-name="P1"><text:span text:style-name="T1">countB = countB</text:span></text:p>
          <text:p text:style-name="P1"><text:span text:style-name="T1">+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8" draw:id="id18" draw:layer="layout" svg:width="3.937cm" svg:height="1.143cm" svg:x="10.586cm" svg:y="16.985cm">
          <text:p text:style-name="P1"><text:span text:style-name="T1">countC = countC</text:span></text:p>
          <text:p text:style-name="P1"><text:span text:style-name="T1">+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9" draw:id="id19" draw:layer="layout" svg:width="3.937cm" svg:height="1.143cm" svg:x="10.525cm" svg:y="19.415cm">
          <text:p text:style-name="P1"><text:span text:style-name="T1">countD = countD</text:span></text:p>
          <text:p text:style-name="P1"><text:span text:style-name="T1">+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0" draw:id="id20" draw:layer="layout" svg:width="3.937cm" svg:height="1.143cm" svg:x="10.525cm" svg:y="21.955cm">
          <text:p text:style-name="P1"><text:span text:style-name="T1">countF = countF</text:span></text:p>
          <text:p text:style-name="P1"><text:span text:style-name="T1">+ 1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7.414cm" svg:y1="10.144cm" svg:x2="7.414cm" svg:y2="11.541cm" draw:start-shape="id12" draw:start-glue-point="6" draw:end-shape="id14" draw:end-glue-point="4" svg:d="M7414 10144v1397" svg:viewBox="0 0 1 1398">
          <text:p/>
        </draw:connector>
        <draw:connector draw:style-name="gr8" draw:text-style-name="P7" draw:layer="layout" svg:x1="7.414cm" svg:y1="14.208cm" svg:x2="7.477cm" svg:y2="15.605cm" draw:start-shape="id14" draw:start-glue-point="6" draw:end-shape="id15" draw:end-glue-point="4" svg:d="M7414 14208v698h63v699" svg:viewBox="0 0 64 1398">
          <text:p/>
        </draw:connector>
        <draw:connector draw:style-name="gr8" draw:text-style-name="P7" draw:layer="layout" svg:x1="7.477cm" svg:y1="18.272cm" svg:x2="7.414cm" svg:y2="19.669cm" draw:start-shape="id15" draw:start-glue-point="6" draw:end-shape="id16" draw:end-glue-point="4" svg:d="M7477 18272v699h-63v698" svg:viewBox="0 0 64 1398">
          <text:p/>
        </draw:connector>
        <draw:connector draw:style-name="gr8" draw:text-style-name="P7" draw:layer="layout" svg:x1="8.747cm" svg:y1="12.875cm" svg:x2="12.493cm" svg:y2="12.938cm" draw:start-shape="id14" draw:start-glue-point="7" draw:end-shape="id17" draw:end-glue-point="0" svg:d="M8747 12875h889v-439h2857v502" svg:viewBox="0 0 3747 503">
          <text:p/>
        </draw:connector>
        <draw:connector draw:style-name="gr8" draw:text-style-name="P7" draw:layer="layout" svg:x1="8.874cm" svg:y1="16.939cm" svg:x2="12.554cm" svg:y2="16.985cm" draw:start-shape="id15" draw:start-glue-point="7" draw:end-shape="id18" draw:end-glue-point="0" svg:d="M8874 16939h856v-456h2824v502" svg:viewBox="0 0 3681 503">
          <text:p/>
        </draw:connector>
        <draw:connector draw:style-name="gr8" draw:text-style-name="P7" draw:layer="layout" svg:x1="8.747cm" svg:y1="21.066cm" svg:x2="12.493cm" svg:y2="19.415cm" draw:start-shape="id16" draw:start-glue-point="7" draw:end-shape="id19" draw:end-glue-point="0" svg:d="M8747 21066h889v-2153h2857v502" svg:viewBox="0 0 3747 2154">
          <text:p/>
        </draw:connector>
        <draw:connector draw:style-name="gr8" draw:text-style-name="P7" draw:layer="layout" svg:x1="7.414cm" svg:y1="22.463cm" svg:x2="12.493cm" svg:y2="23.098cm" draw:start-shape="id16" draw:start-glue-point="6" draw:end-shape="id20" draw:end-glue-point="2" svg:d="M7414 22463v1135h5079v-500" svg:viewBox="0 0 5080 1136">
          <text:p/>
        </draw:connector>
        <draw:frame draw:style-name="gr11" draw:text-style-name="P4" draw:layer="layout" svg:width="2.286cm" svg:height="0.889cm" svg:x="9.128cm" svg:y="11.922cm">
          <draw:text-box>
            <text:p text:style-name="P3"><text:span text:style-name="T2">True</text:span></text:p>
          </draw:text-box>
        </draw:frame>
        <draw:frame draw:style-name="gr11" draw:text-style-name="P4" draw:layer="layout" svg:width="2.286cm" svg:height="0.889cm" svg:x="9.382cm" svg:y="15.859cm">
          <draw:text-box>
            <text:p text:style-name="P3"><text:span text:style-name="T2">True</text:span></text:p>
          </draw:text-box>
        </draw:frame>
        <draw:frame draw:style-name="gr11" draw:text-style-name="P4" draw:layer="layout" svg:width="2.286cm" svg:height="0.889cm" svg:x="9.128cm" svg:y="18.272cm">
          <draw:text-box>
            <text:p text:style-name="P3"><text:span text:style-name="T2">True</text:span></text:p>
          </draw:text-box>
        </draw:frame>
        <draw:frame draw:style-name="gr5" draw:text-style-name="P4" draw:layer="layout" svg:width="2.286cm" svg:height="1.016cm" svg:x="8.239cm" svg:y="22.971cm">
          <draw:text-box>
            <text:p text:style-name="P3"><text:span text:style-name="T2">False</text:span></text:p>
          </draw:text-box>
        </draw:frame>
        <draw:frame draw:style-name="gr5" draw:text-style-name="P4" draw:layer="layout" svg:width="2.286cm" svg:height="1.016cm" svg:x="5.572cm" svg:y="10.271cm">
          <draw:text-box>
            <text:p text:style-name="P3"><text:span text:style-name="T2">False</text:span></text:p>
          </draw:text-box>
        </draw:frame>
        <draw:frame draw:style-name="gr5" draw:text-style-name="P4" draw:layer="layout" svg:width="2.286cm" svg:height="1.016cm" svg:x="5.572cm" svg:y="14.335cm">
          <draw:text-box>
            <text:p text:style-name="P3"><text:span text:style-name="T2">False</text:span></text:p>
          </draw:text-box>
        </draw:frame>
        <draw:frame draw:style-name="gr5" draw:text-style-name="P4" draw:layer="layout" svg:width="2.286cm" svg:height="1.016cm" svg:x="5.572cm" svg:y="18.272cm">
          <draw:text-box>
            <text:p text:style-name="P3"><text:span text:style-name="T2">False</text:span></text:p>
          </draw:text-box>
        </draw:frame>
        <draw:connector draw:style-name="gr8" draw:text-style-name="P7" draw:layer="layout" draw:line-skew="0cm 0.502cm" svg:x1="14.462cm" svg:y1="13.509cm" svg:x2="7.413cm" svg:y2="3.159cm" draw:start-shape="id17" draw:start-glue-point="1" draw:end-shape="id9" draw:end-glue-point="4" svg:d="M14462 13509h500v-10350h-7549" svg:viewBox="0 0 7550 10351">
          <text:p/>
        </draw:connector>
        <draw:connector draw:style-name="gr8" draw:text-style-name="P7" draw:layer="layout" draw:line-skew="0cm 0.502cm" svg:x1="14.523cm" svg:y1="17.556cm" svg:x2="7.413cm" svg:y2="3.159cm" draw:start-shape="id18" draw:start-glue-point="1" draw:end-shape="id9" draw:end-glue-point="4" svg:d="M14523 17556h500v-14397h-7610" svg:viewBox="0 0 7611 14398">
          <text:p/>
        </draw:connector>
        <draw:connector draw:style-name="gr8" draw:text-style-name="P7" draw:layer="layout" draw:line-skew="0cm 0.502cm" svg:x1="14.462cm" svg:y1="19.986cm" svg:x2="7.413cm" svg:y2="3.159cm" draw:start-shape="id19" draw:start-glue-point="1" draw:end-shape="id9" draw:end-glue-point="4" svg:d="M14462 19986h500v-16827h-7549" svg:viewBox="0 0 7550 16828">
          <text:p/>
        </draw:connector>
        <draw:connector draw:style-name="gr8" draw:text-style-name="P7" draw:layer="layout" draw:line-skew="0cm 0.502cm" svg:x1="14.462cm" svg:y1="22.526cm" svg:x2="7.413cm" svg:y2="3.159cm" draw:start-shape="id20" draw:start-glue-point="1" draw:end-shape="id9" draw:end-glue-point="4" svg:d="M14462 22526h500v-19367h-7549" svg:viewBox="0 0 7550 19368">
          <text:p/>
        </draw:connector>
        <draw:custom-shape draw:style-name="gr9" draw:text-style-name="P2" xml:id="id21" draw:id="id21" draw:layer="layout" svg:width="3.937cm" svg:height="1.143cm" svg:x="1.127cm" svg:y="7.985cm">
          <text:p text:style-name="P1"><text:span text:style-name="T1">close read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2" draw:id="id22" draw:layer="layout" svg:width="3.937cm" svg:height="1.143cm" svg:x="1.127cm" svg:y="10.144cm">
          <text:p text:style-name="P1"><text:span text:style-name="T1">close conversionFile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3.095cm" svg:y1="6.842cm" svg:x2="3.095cm" svg:y2="7.985cm" draw:start-shape="id11" draw:start-glue-point="2" draw:end-shape="id21" draw:end-glue-point="0" svg:d="M3095 6842v1143" svg:viewBox="0 0 1 1144">
          <text:p/>
        </draw:connector>
        <draw:connector draw:style-name="gr8" draw:text-style-name="P7" draw:layer="layout" svg:x1="3.095cm" svg:y1="9.128cm" svg:x2="3.095cm" svg:y2="10.144cm" draw:start-shape="id21" draw:start-glue-point="2" draw:end-shape="id22" draw:end-glue-point="0" svg:d="M3095 9128v1016" svg:viewBox="0 0 1 1017">
          <text:p/>
        </draw:connector>
        <draw:connector draw:style-name="gr8" draw:text-style-name="P7" draw:layer="layout" svg:x1="3.095cm" svg:y1="11.287cm" svg:x2="3.286cm" svg:y2="25.003cm" draw:start-shape="id22" draw:start-glue-point="2" draw:end-shape="id23" draw:end-glue-point="4" svg:d="M3095 11287v6858h191v6858" svg:viewBox="0 0 192 137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28T18:46:42.140000000</dc:date>
    <meta:editing-duration>PT23M54S</meta:editing-duration>
    <meta:editing-cycles>5</meta:editing-cycles>
    <meta:generator>LibreOffice/4.4.2.2$Windows_x86 LibreOffice_project/c4c7d32d0d49397cad38d62472b0bc8acff48dd6</meta:generator>
    <meta:document-statistic meta:object-count="63"/>
  </office:meta>
</office:document-meta>
</file>